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7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1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4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2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56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9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60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1" style:family="paragraph" style:parent-style-name="Heading_20_2">
      <style:text-properties style:font-name="Arial" fo:font-size="10pt" style:font-size-asian="10pt" style:font-size-complex="10pt"/>
    </style:style>
    <style:style style:name="P62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language="en" fo:country="US" style:font-name-asian="Arial"/>
    </style:style>
    <style:style style:name="T18" style:family="text">
      <style:text-properties style:font-name="Symbol" fo:language="en" fo:country="US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font-name="Times New Roman1" fo:font-style="italic" style:font-style-asian="italic" style:font-style-complex="italic"/>
    </style:style>
    <style:style style:name="T22" style:family="text">
      <style:text-properties style:text-position="super 58%" fo:language="en" fo:country="US"/>
    </style:style>
    <style:style style:name="T23" style:family="text">
      <style:text-properties style:text-position="super 58%" fo:language="en" fo:country="US" style:font-weight-complex="bold"/>
    </style:style>
    <style:style style:name="T24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5" style:family="text">
      <style:text-properties style:text-position="super 58%" fo:language="en" fo:country="US" style:text-underline-style="none" style:font-weight-complex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text-position="sub 58%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3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4" style:family="text">
      <style:text-properties fo:language="ru" fo:country="RU"/>
    </style:style>
    <style:style style:name="T35" style:family="text">
      <style:text-properties fo:language="ru" fo:country="RU" style:font-name-complex="Times New Roman"/>
    </style:style>
    <style:style style:name="T36" style:family="text">
      <style:text-properties style:font-name="Times New Roman1" fo:font-style="italic" style:font-style-asian="italic" style:font-style-complex="italic"/>
    </style:style>
    <style:style style:name="T37" style:family="text">
      <style:text-properties style:font-name="Times New Roman1" fo:language="ru" fo:country="RU" fo:font-style="italic" style:font-style-asian="italic" style:font-style-complex="italic"/>
    </style:style>
    <style:style style:name="T38" style:family="text">
      <style:text-properties style:font-name="Times New Roman1" fo:language="en" fo:country="US" fo:font-style="normal" style:font-style-asian="normal" style:font-style-complex="normal"/>
    </style:style>
    <style:style style:name="T39" style:family="text">
      <style:text-properties style:font-name="Times New Roman" style:font-name-asian="Times New Roman"/>
    </style:style>
    <style:style style:name="T40" style:family="text">
      <style:text-properties style:font-name="Times New Roman" fo:language="en" fo:country="US" fo:background-color="transparent"/>
    </style:style>
    <style:style style:name="T4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3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5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6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7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8" style:family="text">
      <style:text-properties style:use-window-font-color="true" style:text-position="0% 100%" fo:language="en" fo:country="US"/>
    </style:style>
    <style:style style:name="T49" style:family="text">
      <style:text-properties style:use-window-font-color="true" style:text-position="0% 100%" fo:language="en" fo:country="US" style:text-underline-style="none" style:font-name-complex="Symbol1"/>
    </style:style>
    <style:style style:name="T50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1" style:family="text">
      <style:text-properties style:use-window-font-color="true" style:text-position="0% 100%" fo:language="en" fo:country="US" style:text-underline-style="none" style:font-name-complex="Times New Roman"/>
    </style:style>
    <style:style style:name="T52" style:family="text">
      <style:text-properties style:use-window-font-color="true" style:text-position="0% 100%" fo:language="en" fo:country="US" style:font-name-complex="Symbol1"/>
    </style:style>
    <style:style style:name="T53" style:family="text">
      <style:text-properties style:use-window-font-color="true" fo:language="en" fo:country="US"/>
    </style:style>
    <style:style style:name="T54" style:family="text">
      <style:text-properties style:use-window-font-color="true" fo:language="en" fo:country="US" style:font-name-complex="Symbol1"/>
    </style:style>
    <style:style style:name="T55" style:family="text">
      <style:text-properties style:font-name-complex="Arial"/>
    </style:style>
    <style:style style:name="T56" style:family="text">
      <style:text-properties style:text-position="0% 100%"/>
    </style:style>
    <style:style style:name="T57" style:family="text">
      <style:text-properties style:text-position="0% 100%" fo:language="en" fo:country="US"/>
    </style:style>
    <style:style style:name="T58" style:family="text">
      <style:text-properties style:text-position="0% 100%" fo:language="en" fo:country="US" fo:font-style="normal" style:font-style-asian="normal" style:font-style-complex="normal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2" style:family="text">
      <style:text-properties style:text-position="0% 100%" fo:language="en" fo:country="US" style:font-weight-complex="bold"/>
    </style:style>
    <style:style style:name="T63" style:family="text">
      <style:text-properties style:text-position="0% 100%" style:font-name="Symbol" fo:language="en" fo:country="US" style:font-name-complex="Symbol"/>
    </style:style>
    <style:style style:name="T64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-complex="Times New Roman"/>
    </style:style>
    <style:style style:name="T7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2" style:family="text">
      <style:text-properties style:font-name-asian="Times New Roman"/>
    </style:style>
    <style:style style:name="T73" style:family="text">
      <style:text-properties style:font-name-complex="Symbol1"/>
    </style:style>
    <style:style style:name="T74" style:family="text">
      <style:text-properties style:font-name-asian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CALIBRATION CERTIFICATE</text:p>
      <text:p text:style-name="P41"><text:span text:style-name="T42">Type:</text:span><text:span text:style-name="T41"> Radiation monitor AT1125</text:span><text:span text:style-name="T7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6">S</text:span><text:span text:style-name="T67">/</text:span><text:span text:style-name="T16">N</text:span><text:span text:style-name="T67">:</text:span><text:span text:style-name="T66"> </text:span><text:span text:style-name="T68">$serial</text:span></text:p>
      <text:p text:style-name="P15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5">АТ1125</text:span><text:span text:style-name="T69">:</text:span> <text:span text:style-name="T39">γ 30</text:span> <text:span text:style-name="T9">nSv/h</text:span> – 300 <text:s/><text:span text:style-name="T18"></text:span><text:span text:style-name="T9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5">АТ1125А</text:span><text:span text:style-name="T69">:</text:span> <text:span text:style-name="T39">γ 30</text:span> <text:span text:style-name="T9">nSv/h</text:span> – 100 m<text:span text:style-name="T9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9">BDPS</text:span>-02: <text:span text:style-name="T72">γ 0</text:span>.1 <text:span text:style-name="T9">Sv/h</text:span> – 30.0 m<text:span text:style-name="T9">Sv/h</text:span>;</text:p>
            <text:p text:style-name="P5"/>
            <text:p text:style-name="P24"><text:span text:style-name="T9">Flux density</text:span> <text:span text:style-name="T9">measurement limits of </text:span>α <text:span text:style-name="T9">particles</text:span>:</text:p>
            <text:p text:style-name="P25"><text:span text:style-name="T53">BDPS</text:span>-02: <text:span text:style-name="T19"></text:span> 2.4 – 10<text:span text:style-name="T20">6</text:span> <text:span text:style-name="T53">min</text:span><text:span text:style-name="T20">-1</text:span><text:span text:style-name="T19"></text:span><text:span text:style-name="T54">c</text:span><text:span text:style-name="T53">m</text:span><text:span text:style-name="T20">-2</text:span>;</text:p>
            <text:p text:style-name="P25"/>
            <text:p text:style-name="P24"><text:span text:style-name="T9">Flux density</text:span> <text:span text:style-name="T9">measurement limits of β</text:span> <text:span text:style-name="T9">particles</text:span>:</text:p>
            <text:p text:style-name="P31"><text:span text:style-name="T48">BDPS</text:span><text:span text:style-name="T56">-02: </text:span><text:span text:style-name="T63"></text:span><text:span text:style-name="T56"> 6.0 – 10</text:span><text:span text:style-name="T20">6</text:span><text:span text:style-name="T56"> </text:span><text:span text:style-name="T48">min</text:span><text:span text:style-name="T20">-1</text:span><text:span text:style-name="T63"></text:span><text:span text:style-name="T52">c</text:span><text:span text:style-name="T48">m</text:span><text:span text:style-name="T20">-2</text:span><text:span text:style-name="T56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7">SA of </text:span><text:span text:style-name="T22">137</text:span><text:span text:style-name="T57">Cs count rate:</text:span></text:p>
            <text:p text:style-name="P5"><text:span text:style-name="T62">from $ua_min s</text:span><text:span text:style-name="T23">-1</text:span><text:span text:style-name="T62"> to 10</text:span><text:span text:style-name="T23">5 </text:span><text:span text:style-name="T62">s</text:span><text:span text:style-name="T25">-1</text:span></text:p>
          </table:table-cell>
        </table:table-row>
      </table:table>
      <text:p text:style-name="Standard"><text:span text:style-name="T70">03: ± 20 %</text:span><text:span text:style-name="T71">БД</text:span></text:p>
      <text:p text:style-name="Standard"><text:span text:style-name="T8">Относительная погр</text:span><text:span text:style-name="T6">e</text:span><text:span text:style-name="T8">шность измерения: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61" text:outline-level="2"><text:span text:style-name="T35">АТ1125</text:span><text:span text:style-name="T69">: </text:span><text:span text:style-name="T43"><text:s/></text:span><text:span text:style-name="T45">± </text:span><text:span text:style-name="T46">15</text:span><text:span text:style-name="T45"> %</text:span><text:span text:style-name="T47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61" text:outline-level="2"><text:span text:style-name="T35">АТ1125А</text:span><text:span text:style-name="T69">: </text:span><text:span text:style-name="T43"><text:s/></text:span><text:span text:style-name="T45">± </text:span><text:span text:style-name="T46">15</text:span><text:span text:style-name="T45"> %</text:span><text:span text:style-name="T47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61" text:outline-level="2"><text:span text:style-name="T69">BDPS-02: </text:span><text:span text:style-name="T12"> </text:span><text:span text:style-name="T13">2,4 – 30 min</text:span><text:span text:style-name="T24">-1</text:span><text:span text:style-name="T12"> </text:span><text:span text:style-name="T13">sm</text:span><text:span text:style-name="T24">- 2 <text:s/></text:span><text:span text:style-name="T59">–</text:span><text:span text:style-name="T24"> <text:s/></text:span><text:span text:style-name="T60">± 30 %</text:span></text:h>
            <text:p text:style-name="P48"><text:span text:style-name="T61"> </text:span><text:span text:style-name="T59">30 <text:s/>– <text:s text:c="2"/>10</text:span><text:span text:style-name="T24">6</text:span><text:span text:style-name="T59"> min</text:span><text:span text:style-name="T24">-1</text:span><text:span text:style-name="T61"> </text:span><text:span text:style-name="T59">sm</text:span><text:span text:style-name="T24">- 2 <text:s/></text:span><text:span text:style-name="T59">–</text:span><text:span text:style-name="T24"> <text:s/></text:span><text:span text:style-name="T60">± 20 %</text:span></text:p>
            <text:list xml:id="list3382938053697541593" text:style-name="WW8Num2">
              <text:list-item>
                <text:p text:style-name="P56"><text:span text:style-name="T14"></text:span><text:span text:style-name="T15"> </text:span><text:span text:style-name="T13">6 – 10</text:span><text:span text:style-name="T24">6</text:span><text:span text:style-name="T13"> min</text:span><text:span text:style-name="T24">-1</text:span><text:span text:style-name="T12"></text:span><text:span text:style-name="T13"> sm</text:span><text:span text:style-name="T24">- 2 <text:s text:c="2"/></text:span><text:span text:style-name="T59">–</text:span><text:span text:style-name="T24"> <text:s/></text:span><text:span text:style-name="T60">± 20 %</text:span></text:p>
              </text:list-item>
            </text:list>
            <text:h text:style-name="P62" text:outline-level="2"><text:span text:style-name="T50"> </text:span><text:span text:style-name="T51">0.10 </text:span><text:span text:style-name="T49"></text:span><text:span text:style-name="T51">Sv/h – 30 mSv/h</text:span><text:span text:style-name="T44"> <text:s/></text:span><text:span text:style-name="T51">–</text:span><text:span text:style-name="T44"> <text:s/></text:span><text:span text:style-name="T51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2">SA of </text:span><text:span text:style-name="T23">137</text:span><text:span text:style-name="T62">Cs count rate: ± </text:span><text:span text:style-name="T62">20 %</text:span></text:p>
          </table:table-cell>
        </table:table-row>
      </table:table>
      <text:p text:style-name="P17"/>
      <text:p text:style-name="P3">Operating conditions:</text:p>
      <text:list xml:id="list8012932265171672554" text:style-name="L1">
        <text:list-item>
          <text:p text:style-name="P57"><text:span text:style-name="T11">Air temperature<text:tab/></text:span><text:span text:style-name="T55"><text:tab/><text:tab/><text:tab/>+</text:span><text:span text:style-name="T11">$temp</text:span><text:span text:style-name="T55"> °</text:span><text:span text:style-name="T11">C</text:span></text:p>
        </text:list-item>
        <text:list-item>
          <text:p text:style-name="P57"><text:span text:style-name="T11">Atmospheric pressure<text:tab/></text:span><text:span text:style-name="T11"><text:tab/><text:tab/><text:tab/>98,5 kPa</text:span></text:p>
        </text:list-item>
        <text:list-item>
          <text:p text:style-name="P57"><text:span text:style-name="T11">Relative humidity<text:tab/><text:tab/></text:span><text:span text:style-name="T11"><text:tab/><text:tab/>$vlag %</text:span></text:p>
        </text:list-item>
        <text:list-item>
          <text:p text:style-name="P58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2"><text:span text:style-name="T17">Calibration means</text:span><text:span text:style-name="T74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49">- <text:span text:style-name="T9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0">- <text:span text:style-name="T9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0">- <text:span text:style-name="T9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0">- <text:span text:style-name="T9">$eng_facility_beta</text:span>;</text:p>
          </table:table-cell>
        </table:table-row>
      </table:table>
      <text:p text:style-name="P51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59">Calibration data</text:p>
            <text:p text:style-name="P60"/>
            <text:p text:style-name="P60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4"><text:span text:style-name="T9">Dose rate at check point</text:span> <text:span text:style-name="T36">Ḣ</text:span><text:span text:style-name="T29">oi</text:span><text:span text:style-name="T58">(10)</text:span></text:p>
          </table:table-cell>
          <table:table-cell table:style-name="_31_125.B2" table:number-rows-spanned="3" office:value-type="string">
            <text:p text:style-name="P46">Radia-tion source <text:s/>number</text:p>
          </table:table-cell>
          <table:table-cell table:style-name="_31_125.B2" table:number-rows-spanned="3" office:value-type="string">
            <text:p text:style-name="P35"><text:span text:style-name="T9">Distan-ce to source</text:span>, </text:p>
            <text:p text:style-name="P33">R, сm</text:p>
          </table:table-cell>
          <table:table-cell table:style-name="_31_125.B2" table:number-columns-spanned="5" office:value-type="string">
            <text:p text:style-name="P4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5"><text:span text:style-name="T40">Relative gamma radiation dose rate measure-ment</text:span> <text:span text:style-name="T9">error</text:span></text:p>
            <text:p text:style-name="P39"><text:span text:style-name="T37">θ</text:span><text:span text:style-name="T30">пр</text:span><text:span text:style-name="T31">i</text:span><text:span text:style-name="T34">,</text:span> %</text:p>
          </table:table-cell>
          <table:table-cell table:style-name="_31_125.B2" table:number-rows-spanned="3" office:value-type="string">
            <text:p text:style-name="P38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_31_125.K2" table:number-rows-spanned="3" office:value-type="string">
            <text:p text:style-name="P37"><text:span text:style-name="T9">Limits of intrinsic relative error</text:span>, </text:p>
            <text:p text:style-name="P37">% </text:p>
            <text:p text:style-name="P36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2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_31_125.D3" table:number-columns-spanned="3" office:value-type="string">
            <text:p text:style-name="P42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2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3"><text:span text:style-name="T26">H</text:span><text:span text:style-name="T27">1</text:span></text:p>
          </table:table-cell>
          <table:table-cell table:style-name="_31_125.D3" office:value-type="string">
            <text:p text:style-name="P42"><text:span text:style-name="T10">H</text:span><text:span text:style-name="T27">2</text:span></text:p>
          </table:table-cell>
          <table:table-cell table:style-name="_31_125.D3" office:value-type="string">
            <text:p text:style-name="P42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10">0,<text:span text:style-name="T34">24</text:span> мкЗв/ч</text:p>
          </table:table-cell>
          <table:table-cell table:style-name="_31_125.B5" office:value-type="string">
            <text:p text:style-name="P11">$1-30</text:p>
          </table:table-cell>
          <table:table-cell table:style-name="_31_125.B5" office:value-type="string">
            <text:p text:style-name="P11">$1-40</text:p>
          </table:table-cell>
          <table:table-cell table:style-name="_31_125.B5" office:value-type="string">
            <text:p text:style-name="P11">$1-50</text:p>
          </table:table-cell>
          <table:table-cell table:style-name="_31_125.B5" office:value-type="string">
            <text:p text:style-name="P11">$1-60</text:p>
          </table:table-cell>
          <table:table-cell table:style-name="_31_125.B5" office:value-type="string">
            <text:p text:style-name="P11">$1-70</text:p>
          </table:table-cell>
          <table:table-cell table:style-name="_31_125.B5" office:value-type="string">
            <text:p text:style-name="P11">$1-80</text:p>
          </table:table-cell>
          <table:table-cell table:style-name="_31_125.B5" office:value-type="string">
            <text:p text:style-name="P11">$1-00</text:p>
          </table:table-cell>
          <table:table-cell table:style-name="_31_125.B5" office:value-type="string">
            <text:p text:style-name="P11">$1-10</text:p>
          </table:table-cell>
          <table:table-cell table:style-name="_31_125.B5" office:value-type="string">
            <text:p text:style-name="P11">$1-20</text:p>
          </table:table-cell>
          <table:table-cell table:style-name="_31_125.K5" table:number-rows-spanned="5" office:value-type="string">
            <text:p text:style-name="P10">±<text:span text:style-name="T34">15</text:span></text:p>
          </table:table-cell>
        </table:table-row>
        <table:table-row>
          <table:table-cell table:style-name="_31_125.A5" office:value-type="string">
            <text:p text:style-name="P10"><text:span text:style-name="T34">0,</text:span>7 мкЗв/ч</text:p>
          </table:table-cell>
          <table:table-cell table:style-name="_31_125.B5" office:value-type="string">
            <text:p text:style-name="P11">$1-31</text:p>
          </table:table-cell>
          <table:table-cell table:style-name="_31_125.B5" office:value-type="string">
            <text:p text:style-name="P11">$1-41</text:p>
          </table:table-cell>
          <table:table-cell table:style-name="_31_125.B5" office:value-type="string">
            <text:p text:style-name="P11">$1-51</text:p>
          </table:table-cell>
          <table:table-cell table:style-name="_31_125.B5" office:value-type="string">
            <text:p text:style-name="P11">$1-61</text:p>
          </table:table-cell>
          <table:table-cell table:style-name="_31_125.B5" office:value-type="string">
            <text:p text:style-name="P11">$1-71</text:p>
          </table:table-cell>
          <table:table-cell table:style-name="_31_125.B5" office:value-type="string">
            <text:p text:style-name="P11">$1-81</text:p>
          </table:table-cell>
          <table:table-cell table:style-name="_31_125.B5" office:value-type="string">
            <text:p text:style-name="P11">$1-01</text:p>
          </table:table-cell>
          <table:table-cell table:style-name="_31_125.B5" office:value-type="string">
            <text:p text:style-name="P11">$1-11</text:p>
          </table:table-cell>
          <table:table-cell table:style-name="_31_125.B5" office:value-type="string">
            <text:p text:style-name="P11">$1-21</text:p>
          </table:table-cell>
          <table:covered-table-cell/>
        </table:table-row>
        <table:table-row>
          <table:table-cell table:style-name="_31_125.A5" office:value-type="string">
            <text:p text:style-name="P10">7 мкЗв/ч</text:p>
          </table:table-cell>
          <table:table-cell table:style-name="_31_125.B5" office:value-type="string">
            <text:p text:style-name="P11">$1-32</text:p>
          </table:table-cell>
          <table:table-cell table:style-name="_31_125.B5" office:value-type="string">
            <text:p text:style-name="P11">$1-42</text:p>
          </table:table-cell>
          <table:table-cell table:style-name="_31_125.B5" office:value-type="string">
            <text:p text:style-name="P11">$1-52</text:p>
          </table:table-cell>
          <table:table-cell table:style-name="_31_125.B5" office:value-type="string">
            <text:p text:style-name="P11">$1-62</text:p>
          </table:table-cell>
          <table:table-cell table:style-name="_31_125.B5" office:value-type="string">
            <text:p text:style-name="P11">$1-72</text:p>
          </table:table-cell>
          <table:table-cell table:style-name="_31_125.B5" office:value-type="string">
            <text:p text:style-name="P11">$1-82</text:p>
          </table:table-cell>
          <table:table-cell table:style-name="_31_125.B5" office:value-type="string">
            <text:p text:style-name="P11">$1-02</text:p>
          </table:table-cell>
          <table:table-cell table:style-name="_31_125.B5" office:value-type="string">
            <text:p text:style-name="P11">$1-12</text:p>
          </table:table-cell>
          <table:table-cell table:style-name="_31_125.B5" office:value-type="string">
            <text:p text:style-name="P11">$1-22</text:p>
          </table:table-cell>
          <table:covered-table-cell/>
        </table:table-row>
        <table:table-row>
          <table:table-cell table:style-name="_31_125.A5" office:value-type="string">
            <text:p text:style-name="P10">7<text:span text:style-name="T34">0</text:span> мЗв/ч</text:p>
          </table:table-cell>
          <table:table-cell table:style-name="_31_125.B5" office:value-type="string">
            <text:p text:style-name="P11">$1-33</text:p>
          </table:table-cell>
          <table:table-cell table:style-name="_31_125.B5" office:value-type="string">
            <text:p text:style-name="P11">$1-43</text:p>
          </table:table-cell>
          <table:table-cell table:style-name="_31_125.B5" office:value-type="string">
            <text:p text:style-name="P11">$1-53</text:p>
          </table:table-cell>
          <table:table-cell table:style-name="_31_125.B5" office:value-type="string">
            <text:p text:style-name="P11">$1-63</text:p>
          </table:table-cell>
          <table:table-cell table:style-name="_31_125.B5" office:value-type="string">
            <text:p text:style-name="P11">$1-73</text:p>
          </table:table-cell>
          <table:table-cell table:style-name="_31_125.B5" office:value-type="string">
            <text:p text:style-name="P11">$1-83</text:p>
          </table:table-cell>
          <table:table-cell table:style-name="_31_125.B5" office:value-type="string">
            <text:p text:style-name="P11">$1-03</text:p>
          </table:table-cell>
          <table:table-cell table:style-name="_31_125.B5" office:value-type="string">
            <text:p text:style-name="P11">$1-13</text:p>
          </table:table-cell>
          <table:table-cell table:style-name="_31_125.B5" office:value-type="string">
            <text:p text:style-name="P11">$1-23</text:p>
          </table:table-cell>
          <table:covered-table-cell/>
        </table:table-row>
        <table:table-row>
          <table:table-cell table:style-name="_31_125.A9" office:value-type="string">
            <text:p text:style-name="P10"><text:span text:style-name="T34">240</text:span> мЗв/ч</text:p>
          </table:table-cell>
          <table:table-cell table:style-name="_31_125.B9" office:value-type="string">
            <text:p text:style-name="P11">$1-34</text:p>
          </table:table-cell>
          <table:table-cell table:style-name="_31_125.B9" office:value-type="string">
            <text:p text:style-name="P11">$1-44</text:p>
          </table:table-cell>
          <table:table-cell table:style-name="_31_125.B9" office:value-type="string">
            <text:p text:style-name="P11">$1-54</text:p>
          </table:table-cell>
          <table:table-cell table:style-name="_31_125.B9" office:value-type="string">
            <text:p text:style-name="P11">$1-64</text:p>
          </table:table-cell>
          <table:table-cell table:style-name="_31_125.B9" office:value-type="string">
            <text:p text:style-name="P11">$1-74</text:p>
          </table:table-cell>
          <table:table-cell table:style-name="_31_125.B9" office:value-type="string">
            <text:p text:style-name="P11">$1-84</text:p>
          </table:table-cell>
          <table:table-cell table:style-name="_31_125.B9" office:value-type="string">
            <text:p text:style-name="P11">$1-04</text:p>
          </table:table-cell>
          <table:table-cell table:style-name="_31_125.B9" office:value-type="string">
            <text:p text:style-name="P11">$1-14</text:p>
          </table:table-cell>
          <table:table-cell table:style-name="_31_125.B9" office:value-type="string">
            <text:p text:style-name="P11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59">Calibration data</text:p>
            <text:p text:style-name="P60"/>
            <text:p text:style-name="P60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4"><text:span text:style-name="T9">Dose rate at check point</text:span> <text:span text:style-name="T36">Ḣ</text:span><text:span text:style-name="T29">oi</text:span><text:span text:style-name="T58">(10)</text:span></text:p>
          </table:table-cell>
          <table:table-cell table:style-name="_31_125A.B2" table:number-rows-spanned="3" office:value-type="string">
            <text:p text:style-name="P46">Radia-tion source <text:s/>number</text:p>
          </table:table-cell>
          <table:table-cell table:style-name="_31_125A.B2" table:number-rows-spanned="3" office:value-type="string">
            <text:p text:style-name="P35"><text:span text:style-name="T9">Distan-ce to source</text:span>, </text:p>
            <text:p text:style-name="P33">R, сm</text:p>
          </table:table-cell>
          <table:table-cell table:style-name="_31_125A.B2" table:number-columns-spanned="5" office:value-type="string">
            <text:p text:style-name="P4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5"><text:span text:style-name="T40">Relative gamma radiation dose rate measure-ment</text:span> <text:span text:style-name="T9">error</text:span></text:p>
            <text:p text:style-name="P39"><text:span text:style-name="T37">θ</text:span><text:span text:style-name="T30">пр</text:span><text:span text:style-name="T31">i</text:span><text:span text:style-name="T34">,</text:span> %</text:p>
          </table:table-cell>
          <table:table-cell table:style-name="_31_125A.B2" table:number-rows-spanned="3" office:value-type="string">
            <text:p text:style-name="P38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_31_125A.K2" table:number-rows-spanned="3" office:value-type="string">
            <text:p text:style-name="P37"><text:span text:style-name="T9">Limits of intrinsic relative error</text:span>, </text:p>
            <text:p text:style-name="P37">% </text:p>
            <text:p text:style-name="P36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2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_31_125A.D3" table:number-columns-spanned="3" office:value-type="string">
            <text:p text:style-name="P42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2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3"><text:span text:style-name="T26">H</text:span><text:span text:style-name="T27">1</text:span></text:p>
          </table:table-cell>
          <table:table-cell table:style-name="_31_125A.D3" office:value-type="string">
            <text:p text:style-name="P42"><text:span text:style-name="T10">H</text:span><text:span text:style-name="T27">2</text:span></text:p>
          </table:table-cell>
          <table:table-cell table:style-name="_31_125A.D3" office:value-type="string">
            <text:p text:style-name="P42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10">0,<text:span text:style-name="T34">24</text:span> мкЗв/ч</text:p>
          </table:table-cell>
          <table:table-cell table:style-name="_31_125A.B5" office:value-type="string">
            <text:p text:style-name="P11">$2-30</text:p>
          </table:table-cell>
          <table:table-cell table:style-name="_31_125A.B5" office:value-type="string">
            <text:p text:style-name="P11">$2-40</text:p>
          </table:table-cell>
          <table:table-cell table:style-name="_31_125A.B5" office:value-type="string">
            <text:p text:style-name="P11">$2-50</text:p>
          </table:table-cell>
          <table:table-cell table:style-name="_31_125A.B5" office:value-type="string">
            <text:p text:style-name="P11">$2-60</text:p>
          </table:table-cell>
          <table:table-cell table:style-name="_31_125A.B5" office:value-type="string">
            <text:p text:style-name="P11">$2-70</text:p>
          </table:table-cell>
          <table:table-cell table:style-name="_31_125A.B5" office:value-type="string">
            <text:p text:style-name="P11">$2-80</text:p>
          </table:table-cell>
          <table:table-cell table:style-name="_31_125A.B5" office:value-type="string">
            <text:p text:style-name="P11">$2-00</text:p>
          </table:table-cell>
          <table:table-cell table:style-name="_31_125A.B5" office:value-type="string">
            <text:p text:style-name="P11">$2-10</text:p>
          </table:table-cell>
          <table:table-cell table:style-name="_31_125A.B5" office:value-type="string">
            <text:p text:style-name="P11">$2-20</text:p>
          </table:table-cell>
          <table:table-cell table:style-name="_31_125A.K5" table:number-rows-spanned="8" office:value-type="string">
            <text:p text:style-name="P10">±<text:span text:style-name="T34">15</text:span></text:p>
          </table:table-cell>
        </table:table-row>
        <table:table-row>
          <table:table-cell table:style-name="_31_125A.A5" office:value-type="string">
            <text:p text:style-name="P10"><text:span text:style-name="T34">0,</text:span>7 мкЗв/ч</text:p>
          </table:table-cell>
          <table:table-cell table:style-name="_31_125A.B5" office:value-type="string">
            <text:p text:style-name="P11">$2-31</text:p>
          </table:table-cell>
          <table:table-cell table:style-name="_31_125A.B5" office:value-type="string">
            <text:p text:style-name="P11">$2-41</text:p>
          </table:table-cell>
          <table:table-cell table:style-name="_31_125A.B5" office:value-type="string">
            <text:p text:style-name="P11">$2-51</text:p>
          </table:table-cell>
          <table:table-cell table:style-name="_31_125A.B5" office:value-type="string">
            <text:p text:style-name="P11">$2-61</text:p>
          </table:table-cell>
          <table:table-cell table:style-name="_31_125A.B5" office:value-type="string">
            <text:p text:style-name="P11">$2-71</text:p>
          </table:table-cell>
          <table:table-cell table:style-name="_31_125A.B5" office:value-type="string">
            <text:p text:style-name="P11">$2-81</text:p>
          </table:table-cell>
          <table:table-cell table:style-name="_31_125A.B5" office:value-type="string">
            <text:p text:style-name="P11">$2-01</text:p>
          </table:table-cell>
          <table:table-cell table:style-name="_31_125A.B5" office:value-type="string">
            <text:p text:style-name="P11">$2-11</text:p>
          </table:table-cell>
          <table:table-cell table:style-name="_31_125A.B5" office:value-type="string">
            <text:p text:style-name="P11">$2-21</text:p>
          </table:table-cell>
          <table:covered-table-cell/>
        </table:table-row>
        <table:table-row>
          <table:table-cell table:style-name="_31_125A.A5" office:value-type="string">
            <text:p text:style-name="P10">7 мкЗв/ч</text:p>
          </table:table-cell>
          <table:table-cell table:style-name="_31_125A.B5" office:value-type="string">
            <text:p text:style-name="P11">$2-32</text:p>
          </table:table-cell>
          <table:table-cell table:style-name="_31_125A.B5" office:value-type="string">
            <text:p text:style-name="P11">$2-42</text:p>
          </table:table-cell>
          <table:table-cell table:style-name="_31_125A.B5" office:value-type="string">
            <text:p text:style-name="P11">$2-52</text:p>
          </table:table-cell>
          <table:table-cell table:style-name="_31_125A.B5" office:value-type="string">
            <text:p text:style-name="P11">$2-62</text:p>
          </table:table-cell>
          <table:table-cell table:style-name="_31_125A.B5" office:value-type="string">
            <text:p text:style-name="P11">$2-72</text:p>
          </table:table-cell>
          <table:table-cell table:style-name="_31_125A.B5" office:value-type="string">
            <text:p text:style-name="P11">$2-82</text:p>
          </table:table-cell>
          <table:table-cell table:style-name="_31_125A.B5" office:value-type="string">
            <text:p text:style-name="P11">$2-02</text:p>
          </table:table-cell>
          <table:table-cell table:style-name="_31_125A.B5" office:value-type="string">
            <text:p text:style-name="P11">$2-12</text:p>
          </table:table-cell>
          <table:table-cell table:style-name="_31_125A.B5" office:value-type="string">
            <text:p text:style-name="P11">$2-22</text:p>
          </table:table-cell>
          <table:covered-table-cell/>
        </table:table-row>
        <table:table-row>
          <table:table-cell table:style-name="_31_125A.A5" office:value-type="string">
            <text:p text:style-name="P10">7<text:span text:style-name="T34">0</text:span> <text:span text:style-name="T34">мкЗв</text:span>/ч</text:p>
          </table:table-cell>
          <table:table-cell table:style-name="_31_125A.B5" office:value-type="string">
            <text:p text:style-name="P11">$2-33</text:p>
          </table:table-cell>
          <table:table-cell table:style-name="_31_125A.B5" office:value-type="string">
            <text:p text:style-name="P11">$2-43</text:p>
          </table:table-cell>
          <table:table-cell table:style-name="_31_125A.B5" office:value-type="string">
            <text:p text:style-name="P11">$2-53</text:p>
          </table:table-cell>
          <table:table-cell table:style-name="_31_125A.B5" office:value-type="string">
            <text:p text:style-name="P11">$2-63</text:p>
          </table:table-cell>
          <table:table-cell table:style-name="_31_125A.B5" office:value-type="string">
            <text:p text:style-name="P11">$2-73</text:p>
          </table:table-cell>
          <table:table-cell table:style-name="_31_125A.B5" office:value-type="string">
            <text:p text:style-name="P11">$2-83</text:p>
          </table:table-cell>
          <table:table-cell table:style-name="_31_125A.B5" office:value-type="string">
            <text:p text:style-name="P11">$2-03</text:p>
          </table:table-cell>
          <table:table-cell table:style-name="_31_125A.B5" office:value-type="string">
            <text:p text:style-name="P11">$2-13</text:p>
          </table:table-cell>
          <table:table-cell table:style-name="_31_125A.B5" office:value-type="string">
            <text:p text:style-name="P11">$2-23</text:p>
          </table:table-cell>
          <table:covered-table-cell/>
        </table:table-row>
        <table:table-row>
          <table:table-cell table:style-name="_31_125A.A5" office:value-type="string">
            <text:p text:style-name="P10"><text:span text:style-name="T34">240</text:span> <text:span text:style-name="T34">мкЗв</text:span>/ч</text:p>
          </table:table-cell>
          <table:table-cell table:style-name="_31_125A.B5" office:value-type="string">
            <text:p text:style-name="P11">$2-34</text:p>
          </table:table-cell>
          <table:table-cell table:style-name="_31_125A.B5" office:value-type="string">
            <text:p text:style-name="P11">$2-44</text:p>
          </table:table-cell>
          <table:table-cell table:style-name="_31_125A.B5" office:value-type="string">
            <text:p text:style-name="P11">$2-54</text:p>
          </table:table-cell>
          <table:table-cell table:style-name="_31_125A.B5" office:value-type="string">
            <text:p text:style-name="P11">$2-64</text:p>
          </table:table-cell>
          <table:table-cell table:style-name="_31_125A.B5" office:value-type="string">
            <text:p text:style-name="P11">$2-74</text:p>
          </table:table-cell>
          <table:table-cell table:style-name="_31_125A.B5" office:value-type="string">
            <text:p text:style-name="P11">$2-84</text:p>
          </table:table-cell>
          <table:table-cell table:style-name="_31_125A.B5" office:value-type="string">
            <text:p text:style-name="P11">$2-04</text:p>
          </table:table-cell>
          <table:table-cell table:style-name="_31_125A.B5" office:value-type="string">
            <text:p text:style-name="P11">$2-14</text:p>
          </table:table-cell>
          <table:table-cell table:style-name="_31_125A.B5" office:value-type="string">
            <text:p text:style-name="P11">$2-24</text:p>
          </table:table-cell>
          <table:covered-table-cell/>
        </table:table-row>
        <table:table-row>
          <table:table-cell table:style-name="_31_125A.A5" office:value-type="string">
            <text:p text:style-name="P10"><text:span text:style-name="T34">0,</text:span>7 мЗв/ч</text:p>
          </table:table-cell>
          <table:table-cell table:style-name="_31_125A.B5" office:value-type="string">
            <text:p text:style-name="P11">$2-35</text:p>
          </table:table-cell>
          <table:table-cell table:style-name="_31_125A.B5" office:value-type="string">
            <text:p text:style-name="P11">$2-45</text:p>
          </table:table-cell>
          <table:table-cell table:style-name="_31_125A.B5" office:value-type="string">
            <text:p text:style-name="P11">$2-55</text:p>
          </table:table-cell>
          <table:table-cell table:style-name="_31_125A.B5" office:value-type="string">
            <text:p text:style-name="P11">$2-65</text:p>
          </table:table-cell>
          <table:table-cell table:style-name="_31_125A.B5" office:value-type="string">
            <text:p text:style-name="P11">$2-75</text:p>
          </table:table-cell>
          <table:table-cell table:style-name="_31_125A.B5" office:value-type="string">
            <text:p text:style-name="P11">$2-85</text:p>
          </table:table-cell>
          <table:table-cell table:style-name="_31_125A.B5" office:value-type="string">
            <text:p text:style-name="P11">$2-05</text:p>
          </table:table-cell>
          <table:table-cell table:style-name="_31_125A.B5" office:value-type="string">
            <text:p text:style-name="P11">$2-15</text:p>
          </table:table-cell>
          <table:table-cell table:style-name="_31_125A.B5" office:value-type="string">
            <text:p text:style-name="P11">$2-25</text:p>
          </table:table-cell>
          <table:covered-table-cell/>
        </table:table-row>
        <table:table-row>
          <table:table-cell table:style-name="_31_125A.A5" office:value-type="string">
            <text:p text:style-name="P10">7 мЗв/ч</text:p>
          </table:table-cell>
          <table:table-cell table:style-name="_31_125A.B5" office:value-type="string">
            <text:p text:style-name="P11">$2-36</text:p>
          </table:table-cell>
          <table:table-cell table:style-name="_31_125A.B5" office:value-type="string">
            <text:p text:style-name="P11">$2-46</text:p>
          </table:table-cell>
          <table:table-cell table:style-name="_31_125A.B5" office:value-type="string">
            <text:p text:style-name="P11">$2-56</text:p>
          </table:table-cell>
          <table:table-cell table:style-name="_31_125A.B5" office:value-type="string">
            <text:p text:style-name="P11">$2-66</text:p>
          </table:table-cell>
          <table:table-cell table:style-name="_31_125A.B5" office:value-type="string">
            <text:p text:style-name="P11">$2-76</text:p>
          </table:table-cell>
          <table:table-cell table:style-name="_31_125A.B5" office:value-type="string">
            <text:p text:style-name="P11">$2-86</text:p>
          </table:table-cell>
          <table:table-cell table:style-name="_31_125A.B5" office:value-type="string">
            <text:p text:style-name="P11">$2-06</text:p>
          </table:table-cell>
          <table:table-cell table:style-name="_31_125A.B5" office:value-type="string">
            <text:p text:style-name="P11">$2-16</text:p>
          </table:table-cell>
          <table:table-cell table:style-name="_31_125A.B5" office:value-type="string">
            <text:p text:style-name="P11">$2-26</text:p>
          </table:table-cell>
          <table:covered-table-cell/>
        </table:table-row>
        <table:table-row>
          <table:table-cell table:style-name="_31_125A.A12" office:value-type="string">
            <text:p text:style-name="P10">7<text:span text:style-name="T34">0</text:span> мЗв/ч</text:p>
          </table:table-cell>
          <table:table-cell table:style-name="_31_125A.B12" office:value-type="string">
            <text:p text:style-name="P11">$2-37</text:p>
          </table:table-cell>
          <table:table-cell table:style-name="_31_125A.B12" office:value-type="string">
            <text:p text:style-name="P11">$2-47</text:p>
          </table:table-cell>
          <table:table-cell table:style-name="_31_125A.B12" office:value-type="string">
            <text:p text:style-name="P11">$2-57</text:p>
          </table:table-cell>
          <table:table-cell table:style-name="_31_125A.B12" office:value-type="string">
            <text:p text:style-name="P11">$2-67</text:p>
          </table:table-cell>
          <table:table-cell table:style-name="_31_125A.B12" office:value-type="string">
            <text:p text:style-name="P11">$2-77</text:p>
          </table:table-cell>
          <table:table-cell table:style-name="_31_125A.B12" office:value-type="string">
            <text:p text:style-name="P11">$2-87</text:p>
          </table:table-cell>
          <table:table-cell table:style-name="_31_125A.B12" office:value-type="string">
            <text:p text:style-name="P11">$2-07</text:p>
          </table:table-cell>
          <table:table-cell table:style-name="_31_125A.B12" office:value-type="string">
            <text:p text:style-name="P11">$2-17</text:p>
          </table:table-cell>
          <table:table-cell table:style-name="_31_125A.B12" office:value-type="string">
            <text:p text:style-name="P11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2"/>
            <text:p text:style-name="P23"><text:span text:style-name="T56">SA of </text:span><text:span text:style-name="T20">137</text:span><text:span text:style-name="T56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7">Radia-tion source <text:s/>number</text:p>
          </table:table-cell>
          <table:table-cell table:style-name="BZ.B2" table:number-rows-spanned="3" office:value-type="string">
            <text:p text:style-name="P18">SA in reference point,</text:p>
            <text:p text:style-name="P40">Aoi, Bq/kg</text:p>
          </table:table-cell>
          <table:table-cell table:style-name="BZ.B2" table:number-columns-spanned="4" office:value-type="string">
            <text:p text:style-name="P42">Измерение мощности дозы</text:p>
            <text:p text:style-name="P42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5"><text:span text:style-name="T40">Relative gamma radiation dose rate measure-ment</text:span> <text:span text:style-name="T9">error</text:span></text:p>
            <text:p text:style-name="P39"><text:span text:style-name="T37">θ</text:span><text:span text:style-name="T30">пр</text:span><text:span text:style-name="T31">i</text:span><text:span text:style-name="T34">,</text:span> %</text:p>
          </table:table-cell>
          <table:table-cell table:style-name="BZ.B2" table:number-rows-spanned="3" office:value-type="string">
            <text:p text:style-name="P38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Z.I2" table:number-rows-spanned="3" office:value-type="string">
            <text:p text:style-name="P37"><text:span text:style-name="T9">Limits of intrinsic relative error</text:span>, </text:p>
            <text:p text:style-name="P37">% </text:p>
            <text:p text:style-name="P36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2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2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3"><text:span text:style-name="T26">H</text:span><text:span text:style-name="T27">1</text:span></text:p>
          </table:table-cell>
          <table:table-cell table:style-name="BZ.C4" office:value-type="string">
            <text:p text:style-name="P42"><text:span text:style-name="T10">H</text:span><text:span text:style-name="T27">2</text:span></text:p>
          </table:table-cell>
          <table:table-cell table:style-name="BZ.C4" office:value-type="string">
            <text:p text:style-name="P42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2">$6-A0</text:p>
          </table:table-cell>
          <table:table-cell table:style-name="BZ.C3" office:value-type="string">
            <text:p text:style-name="P11">$<text:span text:style-name="T9">6</text:span>-<text:span text:style-name="T9">9</text:span>0</text:p>
          </table:table-cell>
          <table:table-cell table:style-name="BZ.C3" office:value-type="string">
            <text:p text:style-name="P11">$6-60</text:p>
          </table:table-cell>
          <table:table-cell table:style-name="BZ.C3" office:value-type="string">
            <text:p text:style-name="P11">$6-70</text:p>
          </table:table-cell>
          <table:table-cell table:style-name="BZ.C3" office:value-type="string">
            <text:p text:style-name="P11">$6-80</text:p>
          </table:table-cell>
          <table:table-cell table:style-name="BZ.C3" office:value-type="string">
            <text:p text:style-name="P11">$6-00</text:p>
          </table:table-cell>
          <table:table-cell table:style-name="BZ.C3" office:value-type="string">
            <text:p text:style-name="P11">$6-10</text:p>
          </table:table-cell>
          <table:table-cell table:style-name="BZ.C3" office:value-type="string">
            <text:p text:style-name="P11">$6-20</text:p>
          </table:table-cell>
          <table:table-cell table:style-name="BZ.I5" table:number-rows-spanned="4" office:value-type="string">
            <text:p text:style-name="P10">±<text:span text:style-name="T34">15</text:span></text:p>
          </table:table-cell>
        </table:table-row>
        <table:table-row>
          <table:table-cell table:style-name="BZ.A5" office:value-type="string">
            <text:p text:style-name="P12">$6-A1</text:p>
          </table:table-cell>
          <table:table-cell table:style-name="BZ.C3" office:value-type="string">
            <text:p text:style-name="P12">$6-91</text:p>
          </table:table-cell>
          <table:table-cell table:style-name="BZ.C3" office:value-type="string">
            <text:p text:style-name="P11">$6-61</text:p>
          </table:table-cell>
          <table:table-cell table:style-name="BZ.C3" office:value-type="string">
            <text:p text:style-name="P11">$6-71</text:p>
          </table:table-cell>
          <table:table-cell table:style-name="BZ.C3" office:value-type="string">
            <text:p text:style-name="P11">$6-81</text:p>
          </table:table-cell>
          <table:table-cell table:style-name="BZ.C3" office:value-type="string">
            <text:p text:style-name="P11">$6-01</text:p>
          </table:table-cell>
          <table:table-cell table:style-name="BZ.C3" office:value-type="string">
            <text:p text:style-name="P11">$6-11</text:p>
          </table:table-cell>
          <table:table-cell table:style-name="BZ.C3" office:value-type="string">
            <text:p text:style-name="P11">$6-21</text:p>
          </table:table-cell>
          <table:covered-table-cell/>
        </table:table-row>
        <table:table-row>
          <table:table-cell table:style-name="BZ.A5" office:value-type="string">
            <text:p text:style-name="P12">$6-A2</text:p>
          </table:table-cell>
          <table:table-cell table:style-name="BZ.C3" office:value-type="string">
            <text:p text:style-name="P12">$6-92</text:p>
          </table:table-cell>
          <table:table-cell table:style-name="BZ.C3" office:value-type="string">
            <text:p text:style-name="P11">$6-62</text:p>
          </table:table-cell>
          <table:table-cell table:style-name="BZ.C3" office:value-type="string">
            <text:p text:style-name="P11">$6-72</text:p>
          </table:table-cell>
          <table:table-cell table:style-name="BZ.C3" office:value-type="string">
            <text:p text:style-name="P11">$6-82</text:p>
          </table:table-cell>
          <table:table-cell table:style-name="BZ.C3" office:value-type="string">
            <text:p text:style-name="P11">$6-02</text:p>
          </table:table-cell>
          <table:table-cell table:style-name="BZ.C3" office:value-type="string">
            <text:p text:style-name="P11">$6-12</text:p>
          </table:table-cell>
          <table:table-cell table:style-name="BZ.C3" office:value-type="string">
            <text:p text:style-name="P11">$6-22</text:p>
          </table:table-cell>
          <table:covered-table-cell/>
        </table:table-row>
        <table:table-row>
          <table:table-cell table:style-name="BZ.A8" office:value-type="string">
            <text:p text:style-name="P12">$6-A3</text:p>
          </table:table-cell>
          <table:table-cell table:style-name="BZ.B8" office:value-type="string">
            <text:p text:style-name="P12">$6-93</text:p>
          </table:table-cell>
          <table:table-cell table:style-name="BZ.B8" office:value-type="string">
            <text:p text:style-name="P11">$6-63</text:p>
          </table:table-cell>
          <table:table-cell table:style-name="BZ.B8" office:value-type="string">
            <text:p text:style-name="P11">$6-73</text:p>
          </table:table-cell>
          <table:table-cell table:style-name="BZ.B8" office:value-type="string">
            <text:p text:style-name="P11">$6-83</text:p>
          </table:table-cell>
          <table:table-cell table:style-name="BZ.B8" office:value-type="string">
            <text:p text:style-name="P11">$6-03</text:p>
          </table:table-cell>
          <table:table-cell table:style-name="BZ.B8" office:value-type="string">
            <text:p text:style-name="P11">$6-13</text:p>
          </table:table-cell>
          <table:table-cell table:style-name="BZ.B8" office:value-type="string">
            <text:p text:style-name="P11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2"/>
            <text:p text:style-name="P20"><text:span text:style-name="T9">BDPS-02 (</text:span><text:span text:style-name="T19">a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3"><text:span text:style-name="T9">Flux density in test point</text:span> <text:span text:style-name="T73"></text:span><text:span text:style-name="T27">0</text:span><text:span text:style-name="T28">i</text:span>,</text:p>
            <text:p text:style-name="P54"><text:s/><text:span text:style-name="T10">min</text:span><text:span text:style-name="T20">-1</text:span>·<text:span text:style-name="T10">cm</text:span><text:span text:style-name="T20">-2</text:span></text:p>
          </table:table-cell>
          <table:table-cell table:style-name="BDPS_5f_a.B2" table:number-rows-spanned="3" office:value-type="string">
            <text:p text:style-name="P46">Radia-tion source <text:s/>number</text:p>
          </table:table-cell>
          <table:table-cell table:style-name="BDPS_5f_a.B2" table:number-columns-spanned="4" office:value-type="string">
            <text:p text:style-name="P42"><text:span text:style-name="T9">Measured radiation flux density in test point</text:span>, <text:span text:style-name="T65"></text:span><text:span text:style-name="T33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5"><text:span text:style-name="T40">Relative gamma radiation dose rate measure-ment</text:span> <text:span text:style-name="T9">error</text:span></text:p>
            <text:p text:style-name="P39"><text:span text:style-name="T37">θ</text:span><text:span text:style-name="T30">пр</text:span><text:span text:style-name="T31">i</text:span><text:span text:style-name="T34">,</text:span> %</text:p>
          </table:table-cell>
          <table:table-cell table:style-name="BDPS_5f_a.B2" table:number-rows-spanned="3" office:value-type="string">
            <text:p text:style-name="P38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DPS_5f_a.I2" table:number-rows-spanned="3" office:value-type="string">
            <text:p text:style-name="P37"><text:span text:style-name="T9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2"><text:span text:style-name="T9">Measured value</text:span> <text:span text:style-name="T65"></text:span><text:span text:style-name="T33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2"><text:span text:style-name="T9">Average value</text:span>, <text:span text:style-name="T65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3"><text:span text:style-name="T64"></text:span><text:span text:style-name="T27">1</text:span></text:p>
          </table:table-cell>
          <table:table-cell table:style-name="BDPS_5f_a.C4" office:value-type="string">
            <text:p text:style-name="P42"><text:span text:style-name="T65"></text:span><text:span text:style-name="T27">2</text:span></text:p>
          </table:table-cell>
          <table:table-cell table:style-name="BDPS_5f_a.C4" office:value-type="string">
            <text:p text:style-name="P42"><text:span text:style-name="T65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3">$3-90</text:p>
          </table:table-cell>
          <table:table-cell table:style-name="BDPS_5f_a.B5" office:value-type="float" office:value="1179">
            <text:p text:style-name="P16">1179</text:p>
          </table:table-cell>
          <table:table-cell table:style-name="BDPS_5f_a.C3" office:value-type="string">
            <text:p text:style-name="P11">$3-60</text:p>
          </table:table-cell>
          <table:table-cell table:style-name="BDPS_5f_a.C3" office:value-type="string">
            <text:p text:style-name="P11">$3-70</text:p>
          </table:table-cell>
          <table:table-cell table:style-name="BDPS_5f_a.C3" office:value-type="string">
            <text:p text:style-name="P11">$3-80</text:p>
          </table:table-cell>
          <table:table-cell table:style-name="BDPS_5f_a.C3" office:value-type="string">
            <text:p text:style-name="P11">$3-00</text:p>
          </table:table-cell>
          <table:table-cell table:style-name="BDPS_5f_a.C3" office:value-type="string">
            <text:p text:style-name="P11">$3-10</text:p>
          </table:table-cell>
          <table:table-cell table:style-name="BDPS_5f_a.C3" office:value-type="string">
            <text:p text:style-name="P11">$3-20</text:p>
          </table:table-cell>
          <table:table-cell table:style-name="BDPS_5f_a.I5" table:number-rows-spanned="5" office:value-type="string">
            <text:p text:style-name="P14">±<text:span text:style-name="T9">20</text:span></text:p>
          </table:table-cell>
        </table:table-row>
        <table:table-row>
          <table:table-cell table:style-name="BDPS_5f_a.A5" office:value-type="string">
            <text:p text:style-name="P13">$3-9<text:span text:style-name="T34">1</text:span></text:p>
          </table:table-cell>
          <table:table-cell table:style-name="BDPS_5f_a.B5" office:value-type="float" office:value="1180">
            <text:p text:style-name="P16">1180</text:p>
          </table:table-cell>
          <table:table-cell table:style-name="BDPS_5f_a.C3" office:value-type="string">
            <text:p text:style-name="P11">$3-61</text:p>
          </table:table-cell>
          <table:table-cell table:style-name="BDPS_5f_a.C3" office:value-type="string">
            <text:p text:style-name="P11">$3-71</text:p>
          </table:table-cell>
          <table:table-cell table:style-name="BDPS_5f_a.C3" office:value-type="string">
            <text:p text:style-name="P11">$3-81</text:p>
          </table:table-cell>
          <table:table-cell table:style-name="BDPS_5f_a.C3" office:value-type="string">
            <text:p text:style-name="P11">$3-01</text:p>
          </table:table-cell>
          <table:table-cell table:style-name="BDPS_5f_a.C3" office:value-type="string">
            <text:p text:style-name="P11">$3-11</text:p>
          </table:table-cell>
          <table:table-cell table:style-name="BDPS_5f_a.C3" office:value-type="string">
            <text:p text:style-name="P11">$3-21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4">2</text:span></text:p>
          </table:table-cell>
          <table:table-cell table:style-name="BDPS_5f_a.B5" office:value-type="float" office:value="1181">
            <text:p text:style-name="P16">1181</text:p>
          </table:table-cell>
          <table:table-cell table:style-name="BDPS_5f_a.C3" office:value-type="string">
            <text:p text:style-name="P11">$3-62</text:p>
          </table:table-cell>
          <table:table-cell table:style-name="BDPS_5f_a.C3" office:value-type="string">
            <text:p text:style-name="P11">$3-72</text:p>
          </table:table-cell>
          <table:table-cell table:style-name="BDPS_5f_a.C3" office:value-type="string">
            <text:p text:style-name="P11">$3-82</text:p>
          </table:table-cell>
          <table:table-cell table:style-name="BDPS_5f_a.C3" office:value-type="string">
            <text:p text:style-name="P11">$3-02</text:p>
          </table:table-cell>
          <table:table-cell table:style-name="BDPS_5f_a.C3" office:value-type="string">
            <text:p text:style-name="P11">$3-12</text:p>
          </table:table-cell>
          <table:table-cell table:style-name="BDPS_5f_a.C3" office:value-type="string">
            <text:p text:style-name="P11">$3-22</text:p>
          </table:table-cell>
          <table:covered-table-cell/>
        </table:table-row>
        <table:table-row>
          <table:table-cell table:style-name="BDPS_5f_a.A5" office:value-type="string">
            <text:p text:style-name="P13">$3-9<text:span text:style-name="T34">3</text:span></text:p>
          </table:table-cell>
          <table:table-cell table:style-name="BDPS_5f_a.B5" office:value-type="float" office:value="1182">
            <text:p text:style-name="P16">1182</text:p>
          </table:table-cell>
          <table:table-cell table:style-name="BDPS_5f_a.C3" office:value-type="string">
            <text:p text:style-name="P11">$3-63</text:p>
          </table:table-cell>
          <table:table-cell table:style-name="BDPS_5f_a.C3" office:value-type="string">
            <text:p text:style-name="P11">$3-73</text:p>
          </table:table-cell>
          <table:table-cell table:style-name="BDPS_5f_a.C3" office:value-type="string">
            <text:p text:style-name="P11">$3-83</text:p>
          </table:table-cell>
          <table:table-cell table:style-name="BDPS_5f_a.C3" office:value-type="string">
            <text:p text:style-name="P11">$3-03</text:p>
          </table:table-cell>
          <table:table-cell table:style-name="BDPS_5f_a.C3" office:value-type="string">
            <text:p text:style-name="P11">$3-13</text:p>
          </table:table-cell>
          <table:table-cell table:style-name="BDPS_5f_a.C3" office:value-type="string">
            <text:p text:style-name="P11">$3-23</text:p>
          </table:table-cell>
          <table:covered-table-cell/>
        </table:table-row>
        <table:table-row>
          <table:table-cell table:style-name="BDPS_5f_a.A9" office:value-type="string">
            <text:p text:style-name="P13">$3-9<text:span text:style-name="T34">4</text:span></text:p>
          </table:table-cell>
          <table:table-cell table:style-name="BDPS_5f_a.B9" office:value-type="float" office:value="1183">
            <text:p text:style-name="P16">1183</text:p>
          </table:table-cell>
          <table:table-cell table:style-name="BDPS_5f_a.C9" office:value-type="string">
            <text:p text:style-name="P11">$3-64</text:p>
          </table:table-cell>
          <table:table-cell table:style-name="BDPS_5f_a.C9" office:value-type="string">
            <text:p text:style-name="P11">$3-74</text:p>
          </table:table-cell>
          <table:table-cell table:style-name="BDPS_5f_a.C9" office:value-type="string">
            <text:p text:style-name="P11">$3-84</text:p>
          </table:table-cell>
          <table:table-cell table:style-name="BDPS_5f_a.C9" office:value-type="string">
            <text:p text:style-name="P11">$3-04</text:p>
          </table:table-cell>
          <table:table-cell table:style-name="BDPS_5f_a.C9" office:value-type="string">
            <text:p text:style-name="P11">$3-14</text:p>
          </table:table-cell>
          <table:table-cell table:style-name="BDPS_5f_a.C9" office:value-type="string">
            <text:p text:style-name="P11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2"/>
            <text:p text:style-name="P20"><text:span text:style-name="T9">BDPS-02 (</text:span><text:span text:style-name="T19">b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3"><text:span text:style-name="T9">Flux density in test point</text:span> <text:span text:style-name="T73"></text:span><text:span text:style-name="T27">0</text:span><text:span text:style-name="T28">i</text:span>,</text:p>
            <text:p text:style-name="P54"><text:s/><text:span text:style-name="T10">min</text:span><text:span text:style-name="T20">-1</text:span>·<text:span text:style-name="T10">cm</text:span><text:span text:style-name="T20">-2</text:span></text:p>
          </table:table-cell>
          <table:table-cell table:style-name="BDPS_5f_b.B2" table:number-rows-spanned="3" office:value-type="string">
            <text:p text:style-name="P46">Radia-tion source <text:s/>number</text:p>
          </table:table-cell>
          <table:table-cell table:style-name="BDPS_5f_b.B2" table:number-columns-spanned="4" office:value-type="string">
            <text:p text:style-name="P42"><text:span text:style-name="T9">Measured radiation flux density in test point</text:span>, <text:span text:style-name="T65"></text:span><text:span text:style-name="T33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5"><text:span text:style-name="T40">Relative gamma radiation dose rate measure-ment</text:span> <text:span text:style-name="T9">error</text:span></text:p>
            <text:p text:style-name="P39"><text:span text:style-name="T37">θ</text:span><text:span text:style-name="T30">пр</text:span><text:span text:style-name="T31">i</text:span><text:span text:style-name="T34">,</text:span> %</text:p>
          </table:table-cell>
          <table:table-cell table:style-name="BDPS_5f_b.B2" table:number-rows-spanned="3" office:value-type="string">
            <text:p text:style-name="P38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DPS_5f_b.I2" table:number-rows-spanned="3" office:value-type="string">
            <text:p text:style-name="P37"><text:span text:style-name="T9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2"><text:span text:style-name="T9">Measured value</text:span> <text:span text:style-name="T65"></text:span><text:span text:style-name="T33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2"><text:span text:style-name="T9">Average value</text:span>, <text:span text:style-name="T65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3"><text:span text:style-name="T64"></text:span><text:span text:style-name="T27">1</text:span></text:p>
          </table:table-cell>
          <table:table-cell table:style-name="BDPS_5f_b.C4" office:value-type="string">
            <text:p text:style-name="P42"><text:span text:style-name="T65"></text:span><text:span text:style-name="T27">2</text:span></text:p>
          </table:table-cell>
          <table:table-cell table:style-name="BDPS_5f_b.C4" office:value-type="string">
            <text:p text:style-name="P42"><text:span text:style-name="T65">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3">$4-90</text:p>
          </table:table-cell>
          <table:table-cell table:style-name="BDPS_5f_b.B5" office:value-type="float" office:value="660">
            <text:p text:style-name="P16">0660</text:p>
          </table:table-cell>
          <table:table-cell table:style-name="BDPS_5f_b.C3" office:value-type="string">
            <text:p text:style-name="P11">$4-60</text:p>
          </table:table-cell>
          <table:table-cell table:style-name="BDPS_5f_b.C3" office:value-type="string">
            <text:p text:style-name="P11">$4-70</text:p>
          </table:table-cell>
          <table:table-cell table:style-name="BDPS_5f_b.C3" office:value-type="string">
            <text:p text:style-name="P11">$4-80</text:p>
          </table:table-cell>
          <table:table-cell table:style-name="BDPS_5f_b.C3" office:value-type="string">
            <text:p text:style-name="P11">$4-00</text:p>
          </table:table-cell>
          <table:table-cell table:style-name="BDPS_5f_b.C3" office:value-type="string">
            <text:p text:style-name="P11">$4-10</text:p>
          </table:table-cell>
          <table:table-cell table:style-name="BDPS_5f_b.C3" office:value-type="string">
            <text:p text:style-name="P11">$4-20</text:p>
          </table:table-cell>
          <table:table-cell table:style-name="BDPS_5f_b.I5" table:number-rows-spanned="5" office:value-type="string">
            <text:p text:style-name="P14">±<text:span text:style-name="T9">20</text:span></text:p>
          </table:table-cell>
        </table:table-row>
        <table:table-row>
          <table:table-cell table:style-name="BDPS_5f_b.A5" office:value-type="string">
            <text:p text:style-name="P13">$4-9<text:span text:style-name="T34">1</text:span></text:p>
          </table:table-cell>
          <table:table-cell table:style-name="BDPS_5f_b.B5" office:value-type="float" office:value="0">
            <text:p text:style-name="P16">6905</text:p>
          </table:table-cell>
          <table:table-cell table:style-name="BDPS_5f_b.C3" office:value-type="string">
            <text:p text:style-name="P11">$4-61</text:p>
          </table:table-cell>
          <table:table-cell table:style-name="BDPS_5f_b.C3" office:value-type="string">
            <text:p text:style-name="P11">$4-71</text:p>
          </table:table-cell>
          <table:table-cell table:style-name="BDPS_5f_b.C3" office:value-type="string">
            <text:p text:style-name="P11">$4-81</text:p>
          </table:table-cell>
          <table:table-cell table:style-name="BDPS_5f_b.C3" office:value-type="string">
            <text:p text:style-name="P11">$4-01</text:p>
          </table:table-cell>
          <table:table-cell table:style-name="BDPS_5f_b.C3" office:value-type="string">
            <text:p text:style-name="P11">$4-11</text:p>
          </table:table-cell>
          <table:table-cell table:style-name="BDPS_5f_b.C3" office:value-type="string">
            <text:p text:style-name="P11">$4-21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4">2</text:span></text:p>
          </table:table-cell>
          <table:table-cell table:style-name="BDPS_5f_b.B5" office:value-type="float" office:value="0">
            <text:p text:style-name="P16">0661</text:p>
          </table:table-cell>
          <table:table-cell table:style-name="BDPS_5f_b.C3" office:value-type="string">
            <text:p text:style-name="P11">$4-62</text:p>
          </table:table-cell>
          <table:table-cell table:style-name="BDPS_5f_b.C3" office:value-type="string">
            <text:p text:style-name="P11">$4-72</text:p>
          </table:table-cell>
          <table:table-cell table:style-name="BDPS_5f_b.C3" office:value-type="string">
            <text:p text:style-name="P11">$4-82</text:p>
          </table:table-cell>
          <table:table-cell table:style-name="BDPS_5f_b.C3" office:value-type="string">
            <text:p text:style-name="P11">$4-02</text:p>
          </table:table-cell>
          <table:table-cell table:style-name="BDPS_5f_b.C3" office:value-type="string">
            <text:p text:style-name="P11">$4-12</text:p>
          </table:table-cell>
          <table:table-cell table:style-name="BDPS_5f_b.C3" office:value-type="string">
            <text:p text:style-name="P11">$4-22</text:p>
          </table:table-cell>
          <table:covered-table-cell/>
        </table:table-row>
        <table:table-row>
          <table:table-cell table:style-name="BDPS_5f_b.A5" office:value-type="string">
            <text:p text:style-name="P13">$4-9<text:span text:style-name="T34">3</text:span></text:p>
          </table:table-cell>
          <table:table-cell table:style-name="BDPS_5f_b.B5" office:value-type="float" office:value="0">
            <text:p text:style-name="P16">0662</text:p>
          </table:table-cell>
          <table:table-cell table:style-name="BDPS_5f_b.C3" office:value-type="string">
            <text:p text:style-name="P11">$4-63</text:p>
          </table:table-cell>
          <table:table-cell table:style-name="BDPS_5f_b.C3" office:value-type="string">
            <text:p text:style-name="P11">$4-73</text:p>
          </table:table-cell>
          <table:table-cell table:style-name="BDPS_5f_b.C3" office:value-type="string">
            <text:p text:style-name="P11">$4-83</text:p>
          </table:table-cell>
          <table:table-cell table:style-name="BDPS_5f_b.C3" office:value-type="string">
            <text:p text:style-name="P11">$4-03</text:p>
          </table:table-cell>
          <table:table-cell table:style-name="BDPS_5f_b.C3" office:value-type="string">
            <text:p text:style-name="P11">$4-13</text:p>
          </table:table-cell>
          <table:table-cell table:style-name="BDPS_5f_b.C3" office:value-type="string">
            <text:p text:style-name="P11">$4-23</text:p>
          </table:table-cell>
          <table:covered-table-cell/>
        </table:table-row>
        <table:table-row>
          <table:table-cell table:style-name="BDPS_5f_b.A9" office:value-type="string">
            <text:p text:style-name="P13">$4-9<text:span text:style-name="T34">4</text:span></text:p>
          </table:table-cell>
          <table:table-cell table:style-name="BDPS_5f_b.B9" office:value-type="float" office:value="0">
            <text:p text:style-name="P16">15014</text:p>
          </table:table-cell>
          <table:table-cell table:style-name="BDPS_5f_b.C9" office:value-type="string">
            <text:p text:style-name="P11">$4-64</text:p>
          </table:table-cell>
          <table:table-cell table:style-name="BDPS_5f_b.C9" office:value-type="string">
            <text:p text:style-name="P11">$4-74</text:p>
          </table:table-cell>
          <table:table-cell table:style-name="BDPS_5f_b.C9" office:value-type="string">
            <text:p text:style-name="P11">$4-84</text:p>
          </table:table-cell>
          <table:table-cell table:style-name="BDPS_5f_b.C9" office:value-type="string">
            <text:p text:style-name="P11">$4-04</text:p>
          </table:table-cell>
          <table:table-cell table:style-name="BDPS_5f_b.C9" office:value-type="string">
            <text:p text:style-name="P11">$4-14</text:p>
          </table:table-cell>
          <table:table-cell table:style-name="BDPS_5f_b.C9" office:value-type="string">
            <text:p text:style-name="P11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1"/>
            <text:p text:style-name="P20"><text:span text:style-name="T9">BDPS-02 (</text:span><text:span text:style-name="T19"></text:span><text:span text:style-name="T9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4"><text:span text:style-name="T9">Dose rate at check point</text:span> <text:span text:style-name="T36">Ḣ</text:span><text:span text:style-name="T29">oi</text:span><text:span text:style-name="T58">(10)</text:span></text:p>
          </table:table-cell>
          <table:table-cell table:style-name="BDPS_5f_g.B2" table:number-rows-spanned="3" office:value-type="string">
            <text:p text:style-name="P46">Radia-tion source <text:s/>number</text:p>
          </table:table-cell>
          <table:table-cell table:style-name="BDPS_5f_g.B2" table:number-rows-spanned="3" office:value-type="string">
            <text:p text:style-name="P35"><text:span text:style-name="T9">Distan-ce to source</text:span>, </text:p>
            <text:p text:style-name="P33">R, сm</text:p>
          </table:table-cell>
          <table:table-cell table:style-name="BDPS_5f_g.B2" table:number-columns-spanned="5" office:value-type="string">
            <text:p text:style-name="P42"><text:span text:style-name="T9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5"><text:span text:style-name="T40">Relative gamma radiation dose rate measure-ment</text:span> <text:span text:style-name="T9">error</text:span></text:p>
            <text:p text:style-name="P39"><text:span text:style-name="T37">θ</text:span><text:span text:style-name="T30">пр</text:span><text:span text:style-name="T31">i</text:span><text:span text:style-name="T34">,</text:span> %</text:p>
          </table:table-cell>
          <table:table-cell table:style-name="BDPS_5f_g.B2" table:number-rows-spanned="3" office:value-type="string">
            <text:p text:style-name="P38"><text:span text:style-name="T9">Confidence limit of the intrinsic <text:s/>relative error</text:span> <text:span text:style-name="T38">Δ</text:span><text:span text:style-name="T32">i</text:span><text:span text:style-name="T9">,</text:span> % <text:span text:style-name="T9">during calibration</text:span></text:p>
          </table:table-cell>
          <table:table-cell table:style-name="BDPS_5f_g.K2" table:number-rows-spanned="3" office:value-type="string">
            <text:p text:style-name="P37"><text:span text:style-name="T9">Limits of intrinsic relative error</text:span>, </text:p>
            <text:p text:style-name="P37">% </text:p>
            <text:p text:style-name="P36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2"><text:span text:style-name="T9">Back-ground</text:span>, <text:span text:style-name="T10">nSv</text:span><text:span text:style-name="T26">/</text:span><text:span text:style-name="T10">h</text:span></text:p>
          </table:table-cell>
          <table:table-cell table:style-name="BDPS_5f_g.D3" table:number-columns-spanned="3" office:value-type="string">
            <text:p text:style-name="P42"><text:span text:style-name="T9">Measured value</text:span> <text:span text:style-name="T36">Ḣ</text:span><text:span text:style-name="T21">*</text:span><text:span text:style-name="T29">i</text:span><text:span text:style-name="T58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2"><text:span text:style-name="T9">Average value</text:span>, <text:span text:style-name="T10">H</text:span><text:span text:style-name="T29">i</text:span><text:span text:style-name="T58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3"><text:span text:style-name="T26">H</text:span><text:span text:style-name="T27">1</text:span></text:p>
          </table:table-cell>
          <table:table-cell table:style-name="BDPS_5f_g.D3" office:value-type="string">
            <text:p text:style-name="P42"><text:span text:style-name="T10">H</text:span><text:span text:style-name="T27">2</text:span></text:p>
          </table:table-cell>
          <table:table-cell table:style-name="BDPS_5f_g.D3" office:value-type="string">
            <text:p text:style-name="P42"><text:span text:style-name="T10">H</text:span><text:span text:style-name="T2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10">0,7 мкЗв/ч</text:p>
          </table:table-cell>
          <table:table-cell table:style-name="BDPS_5f_g.D3" office:value-type="string">
            <text:p text:style-name="P11">$5-30</text:p>
          </table:table-cell>
          <table:table-cell table:style-name="BDPS_5f_g.D3" office:value-type="string">
            <text:p text:style-name="P11">$5-40</text:p>
          </table:table-cell>
          <table:table-cell table:style-name="BDPS_5f_g.D3" office:value-type="string">
            <text:p text:style-name="P11">$5-50</text:p>
          </table:table-cell>
          <table:table-cell table:style-name="BDPS_5f_g.D3" office:value-type="string">
            <text:p text:style-name="P11">$5-60</text:p>
          </table:table-cell>
          <table:table-cell table:style-name="BDPS_5f_g.D3" office:value-type="string">
            <text:p text:style-name="P11">$5-70</text:p>
          </table:table-cell>
          <table:table-cell table:style-name="BDPS_5f_g.D3" office:value-type="string">
            <text:p text:style-name="P11">$5-80</text:p>
          </table:table-cell>
          <table:table-cell table:style-name="BDPS_5f_g.D3" office:value-type="string">
            <text:p text:style-name="P11">$5-00</text:p>
          </table:table-cell>
          <table:table-cell table:style-name="BDPS_5f_g.D3" office:value-type="string">
            <text:p text:style-name="P11">$5-10</text:p>
          </table:table-cell>
          <table:table-cell table:style-name="BDPS_5f_g.D3" office:value-type="string">
            <text:p text:style-name="P11">$5-20</text:p>
          </table:table-cell>
          <table:table-cell table:style-name="BDPS_5f_g.K5" table:number-rows-spanned="6" office:value-type="string">
            <text:p text:style-name="P14">±<text:span text:style-name="T34">20</text:span></text:p>
          </table:table-cell>
        </table:table-row>
        <table:table-row>
          <table:table-cell table:style-name="BDPS_5f_g.A5" office:value-type="string">
            <text:p text:style-name="P10">7 мкЗв/ч</text:p>
          </table:table-cell>
          <table:table-cell table:style-name="BDPS_5f_g.D3" office:value-type="string">
            <text:p text:style-name="P11">$5-31</text:p>
          </table:table-cell>
          <table:table-cell table:style-name="BDPS_5f_g.D3" office:value-type="string">
            <text:p text:style-name="P11">$5-41</text:p>
          </table:table-cell>
          <table:table-cell table:style-name="BDPS_5f_g.D3" office:value-type="string">
            <text:p text:style-name="P11">$5-51</text:p>
          </table:table-cell>
          <table:table-cell table:style-name="BDPS_5f_g.D3" office:value-type="string">
            <text:p text:style-name="P11">$5-61</text:p>
          </table:table-cell>
          <table:table-cell table:style-name="BDPS_5f_g.D3" office:value-type="string">
            <text:p text:style-name="P11">$5-71</text:p>
          </table:table-cell>
          <table:table-cell table:style-name="BDPS_5f_g.D3" office:value-type="string">
            <text:p text:style-name="P11">$5-81</text:p>
          </table:table-cell>
          <table:table-cell table:style-name="BDPS_5f_g.D3" office:value-type="string">
            <text:p text:style-name="P11">$5-01</text:p>
          </table:table-cell>
          <table:table-cell table:style-name="BDPS_5f_g.D3" office:value-type="string">
            <text:p text:style-name="P11">$5-11</text:p>
          </table:table-cell>
          <table:table-cell table:style-name="BDPS_5f_g.D3" office:value-type="string">
            <text:p text:style-name="P11">$5-21</text:p>
          </table:table-cell>
          <table:covered-table-cell/>
        </table:table-row>
        <table:table-row>
          <table:table-cell table:style-name="BDPS_5f_g.A5" office:value-type="string">
            <text:p text:style-name="P10">70 мкЗв/ч</text:p>
          </table:table-cell>
          <table:table-cell table:style-name="BDPS_5f_g.D3" office:value-type="string">
            <text:p text:style-name="P11">$5-32</text:p>
          </table:table-cell>
          <table:table-cell table:style-name="BDPS_5f_g.D3" office:value-type="string">
            <text:p text:style-name="P11">$5-42</text:p>
          </table:table-cell>
          <table:table-cell table:style-name="BDPS_5f_g.D3" office:value-type="string">
            <text:p text:style-name="P11">$5-52</text:p>
          </table:table-cell>
          <table:table-cell table:style-name="BDPS_5f_g.D3" office:value-type="string">
            <text:p text:style-name="P11">$5-62</text:p>
          </table:table-cell>
          <table:table-cell table:style-name="BDPS_5f_g.D3" office:value-type="string">
            <text:p text:style-name="P11">$5-72</text:p>
          </table:table-cell>
          <table:table-cell table:style-name="BDPS_5f_g.D3" office:value-type="string">
            <text:p text:style-name="P11">$5-82</text:p>
          </table:table-cell>
          <table:table-cell table:style-name="BDPS_5f_g.D3" office:value-type="string">
            <text:p text:style-name="P11">$5-02</text:p>
          </table:table-cell>
          <table:table-cell table:style-name="BDPS_5f_g.D3" office:value-type="string">
            <text:p text:style-name="P11">$5-12</text:p>
          </table:table-cell>
          <table:table-cell table:style-name="BDPS_5f_g.D3" office:value-type="string">
            <text:p text:style-name="P11">$5-22</text:p>
          </table:table-cell>
          <table:covered-table-cell/>
        </table:table-row>
        <table:table-row>
          <table:table-cell table:style-name="BDPS_5f_g.A5" office:value-type="string">
            <text:p text:style-name="P10">0.7 мЗв/ч</text:p>
          </table:table-cell>
          <table:table-cell table:style-name="BDPS_5f_g.D3" office:value-type="string">
            <text:p text:style-name="P11">$5-33</text:p>
          </table:table-cell>
          <table:table-cell table:style-name="BDPS_5f_g.D3" office:value-type="string">
            <text:p text:style-name="P11">$5-43</text:p>
          </table:table-cell>
          <table:table-cell table:style-name="BDPS_5f_g.D3" office:value-type="string">
            <text:p text:style-name="P11">$5-53</text:p>
          </table:table-cell>
          <table:table-cell table:style-name="BDPS_5f_g.D3" office:value-type="string">
            <text:p text:style-name="P11">$5-63</text:p>
          </table:table-cell>
          <table:table-cell table:style-name="BDPS_5f_g.D3" office:value-type="string">
            <text:p text:style-name="P11">$5-73</text:p>
          </table:table-cell>
          <table:table-cell table:style-name="BDPS_5f_g.D3" office:value-type="string">
            <text:p text:style-name="P11">$5-83</text:p>
          </table:table-cell>
          <table:table-cell table:style-name="BDPS_5f_g.D3" office:value-type="string">
            <text:p text:style-name="P11">$5-03</text:p>
          </table:table-cell>
          <table:table-cell table:style-name="BDPS_5f_g.D3" office:value-type="string">
            <text:p text:style-name="P11">$5-13</text:p>
          </table:table-cell>
          <table:table-cell table:style-name="BDPS_5f_g.D3" office:value-type="string">
            <text:p text:style-name="P11">$5-23</text:p>
          </table:table-cell>
          <table:covered-table-cell/>
        </table:table-row>
        <table:table-row>
          <table:table-cell table:style-name="BDPS_5f_g.A5" office:value-type="string">
            <text:p text:style-name="P10">7,0 мЗв/ч</text:p>
          </table:table-cell>
          <table:table-cell table:style-name="BDPS_5f_g.D3" office:value-type="string">
            <text:p text:style-name="P11">$5-34</text:p>
          </table:table-cell>
          <table:table-cell table:style-name="BDPS_5f_g.D3" office:value-type="string">
            <text:p text:style-name="P11">$5-44</text:p>
          </table:table-cell>
          <table:table-cell table:style-name="BDPS_5f_g.D3" office:value-type="string">
            <text:p text:style-name="P11">$5-54</text:p>
          </table:table-cell>
          <table:table-cell table:style-name="BDPS_5f_g.D3" office:value-type="string">
            <text:p text:style-name="P11">$5-64</text:p>
          </table:table-cell>
          <table:table-cell table:style-name="BDPS_5f_g.D3" office:value-type="string">
            <text:p text:style-name="P11">$5-74</text:p>
          </table:table-cell>
          <table:table-cell table:style-name="BDPS_5f_g.D3" office:value-type="string">
            <text:p text:style-name="P11">$5-84</text:p>
          </table:table-cell>
          <table:table-cell table:style-name="BDPS_5f_g.D3" office:value-type="string">
            <text:p text:style-name="P11">$5-04</text:p>
          </table:table-cell>
          <table:table-cell table:style-name="BDPS_5f_g.D3" office:value-type="string">
            <text:p text:style-name="P11">$5-14</text:p>
          </table:table-cell>
          <table:table-cell table:style-name="BDPS_5f_g.D3" office:value-type="string">
            <text:p text:style-name="P11">$5-24</text:p>
          </table:table-cell>
          <table:covered-table-cell/>
        </table:table-row>
        <table:table-row>
          <table:table-cell table:style-name="BDPS_5f_g.A10" office:value-type="string">
            <text:p text:style-name="P10">20 мЗв/ч</text:p>
          </table:table-cell>
          <table:table-cell table:style-name="BDPS_5f_g.B10" office:value-type="string">
            <text:p text:style-name="P11">$5-35</text:p>
          </table:table-cell>
          <table:table-cell table:style-name="BDPS_5f_g.B10" office:value-type="string">
            <text:p text:style-name="P11">$5-45</text:p>
          </table:table-cell>
          <table:table-cell table:style-name="BDPS_5f_g.B10" office:value-type="string">
            <text:p text:style-name="P11">$5-55</text:p>
          </table:table-cell>
          <table:table-cell table:style-name="BDPS_5f_g.B10" office:value-type="string">
            <text:p text:style-name="P11">$5-65</text:p>
          </table:table-cell>
          <table:table-cell table:style-name="BDPS_5f_g.B10" office:value-type="string">
            <text:p text:style-name="P11">$5-75</text:p>
          </table:table-cell>
          <table:table-cell table:style-name="BDPS_5f_g.B10" office:value-type="string">
            <text:p text:style-name="P11">$5-85</text:p>
          </table:table-cell>
          <table:table-cell table:style-name="BDPS_5f_g.B10" office:value-type="string">
            <text:p text:style-name="P11">$5-05</text:p>
          </table:table-cell>
          <table:table-cell table:style-name="BDPS_5f_g.B10" office:value-type="string">
            <text:p text:style-name="P11">$5-15</text:p>
          </table:table-cell>
          <table:table-cell table:style-name="BDPS_5f_g.B10" office:value-type="string">
            <text:p text:style-name="P11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5"><text:s text:c="36"/></text:p>
          </table:table-cell>
        </table:table-row>
        <table:table-row>
          <table:table-cell table:style-name="Таблица1.A1" office:value-type="string">
            <text:p text:style-name="P44"/>
          </table:table-cell>
          <table:table-cell table:style-name="Таблица1.A1" office:value-type="string">
            <text:p text:style-name="P44"/>
          </table:table-cell>
          <table:table-cell table:style-name="Таблица1.C2" office:value-type="string">
            <text:p text:style-name="P27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5"><text:s text:c="36"/></text:p>
          </table:table-cell>
        </table:table-row>
        <table:table-row>
          <table:table-cell table:style-name="Таблица1.A1" office:value-type="string">
            <text:p text:style-name="P44"/>
          </table:table-cell>
          <table:table-cell table:style-name="Таблица1.B4" office:value-type="string">
            <text:p text:style-name="P44"/>
          </table:table-cell>
          <table:table-cell table:style-name="Таблица1.C2" office:value-type="string">
            <text:p text:style-name="P27">(signature)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09T09:57:32.15</dc:date>
    <meta:print-date>2019-04-03T15:18:00</meta:print-date>
    <meta:editing-cycles>161</meta:editing-cycles>
    <meta:editing-duration>PT11H15M36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10" meta:character-count="5041"/>
  </office:meta>
</office:document-meta>
</file>